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P60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d6a40" style:font-size-asian="9.5pt" style:font-weight-asian="normal" style:font-size-complex="14pt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b09a07" officeooo:paragraph-rsid="00b09a07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b2e488" officeooo:paragraph-rsid="00b2e488" style:font-size-asian="9.5pt" style:font-weight-asian="normal" style:font-size-complex="14pt" style:font-weight-complex="normal"/>
    </style:style>
    <style:style style:name="P64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65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66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67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8" style:family="paragraph" style:parent-style-name="Standard">
      <style:text-properties fo:color="#a31515" loext:opacity="100%" style:font-name="Cascadia Mono" fo:font-size="9.5pt" fo:language="en" fo:country="US" fo:font-weight="normal" officeooo:rsid="00b55c8b" officeooo:paragraph-rsid="00b55c8b" style:font-size-asian="9.5pt" style:font-weight-asian="normal" style:font-size-complex="14pt" style:font-weight-complex="normal"/>
    </style:style>
    <style:style style:name="P69" style:family="paragraph" style:parent-style-name="Standard">
      <style:text-properties fo:color="#a31515" loext:opacity="100%" style:font-name="Cascadia Mono" fo:font-size="9.5pt" fo:language="en" fo:country="US" fo:font-weight="normal" officeooo:rsid="00b79993" officeooo:paragraph-rsid="00b79993" style:font-size-asian="9.5pt" style:font-weight-asian="normal" style:font-size-complex="14pt" style:font-weight-complex="normal"/>
    </style:style>
    <style:style style:name="P70" style:family="paragraph" style:parent-style-name="Standard">
      <style:text-properties fo:color="#a31515" loext:opacity="100%" style:font-name="Cascadia Mono" fo:font-size="9.5pt" fo:language="ru" fo:country="RU" fo:font-weight="normal" officeooo:rsid="00ab9971" officeooo:paragraph-rsid="00ab5170" style:font-size-asian="9.5pt" style:font-weight-asian="normal" style:font-size-complex="14pt" style:font-weight-complex="normal"/>
    </style:style>
    <style:style style:name="P71" style:family="paragraph" style:parent-style-name="Standard">
      <style:text-properties fo:color="#a31515" loext:opacity="100%" style:font-name="Cascadia Mono" fo:font-size="9.5pt" fo:language="ru" fo:country="RU" fo:font-weight="normal" officeooo:rsid="00b16c67" officeooo:paragraph-rsid="00b09a07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fo:language="ru" fo:country="RU" officeooo:rsid="00aed2c0"/>
    </style:style>
    <style:style style:name="T41" style:family="text">
      <style:text-properties fo:language="ru" fo:country="RU" officeooo:rsid="00afe080"/>
    </style:style>
    <style:style style:name="T42" style:family="text">
      <style:text-properties fo:language="ru" fo:country="RU" officeooo:rsid="00b16c67"/>
    </style:style>
    <style:style style:name="T43" style:family="text">
      <style:text-properties fo:language="ru" fo:country="RU" officeooo:rsid="00b32bb8"/>
    </style:style>
    <style:style style:name="T44" style:family="text">
      <style:text-properties officeooo:rsid="00244f31"/>
    </style:style>
    <style:style style:name="T45" style:family="text">
      <style:text-properties officeooo:rsid="0029ed6a"/>
    </style:style>
    <style:style style:name="T46" style:family="text">
      <style:text-properties officeooo:rsid="002a8c42"/>
    </style:style>
    <style:style style:name="T47" style:family="text">
      <style:text-properties officeooo:rsid="002b703e"/>
    </style:style>
    <style:style style:name="T48" style:family="text">
      <style:text-properties officeooo:rsid="002f1317"/>
    </style:style>
    <style:style style:name="T49" style:family="text">
      <style:text-properties fo:color="#000000" loext:opacity="100%" style:font-name="Cascadia Mono" fo:font-size="9.5pt" style:font-size-asian="9.5pt"/>
    </style:style>
    <style:style style:name="T50" style:family="text">
      <style:text-properties fo:color="#000000" loext:opacity="100%" style:font-name="Cascadia Mono" fo:font-size="9.5pt" officeooo:rsid="00314d7d" style:font-size-asian="9.5pt"/>
    </style:style>
    <style:style style:name="T51" style:family="text">
      <style:text-properties fo:color="#000000" loext:opacity="100%" style:font-name="Cascadia Mono" fo:font-size="9.5pt" officeooo:rsid="0032e43f" style:font-size-asian="9.5pt"/>
    </style:style>
    <style:style style:name="T52" style:family="text">
      <style:text-properties fo:color="#0000ff" loext:opacity="100%" style:font-name="Cascadia Mono" fo:font-size="9.5pt" style:font-size-asian="9.5pt"/>
    </style:style>
    <style:style style:name="T53" style:family="text">
      <style:text-properties officeooo:rsid="0034f73a"/>
    </style:style>
    <style:style style:name="T54" style:family="text">
      <style:text-properties officeooo:rsid="00397ec1"/>
    </style:style>
    <style:style style:name="T55" style:family="text">
      <style:text-properties officeooo:rsid="003bad6b"/>
    </style:style>
    <style:style style:name="T56" style:family="text">
      <style:text-properties officeooo:rsid="003d12ea"/>
    </style:style>
    <style:style style:name="T57" style:family="text">
      <style:text-properties officeooo:rsid="004d4852"/>
    </style:style>
    <style:style style:name="T58" style:family="text">
      <style:text-properties officeooo:rsid="0053a635"/>
    </style:style>
    <style:style style:name="T59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60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61" style:family="text">
      <style:text-properties officeooo:rsid="005c9ef1"/>
    </style:style>
    <style:style style:name="T62" style:family="text">
      <style:text-properties officeooo:rsid="00662e8d"/>
    </style:style>
    <style:style style:name="T63" style:family="text">
      <style:text-properties officeooo:rsid="0069765b"/>
    </style:style>
    <style:style style:name="T64" style:family="text">
      <style:text-properties officeooo:rsid="006eeb9c"/>
    </style:style>
    <style:style style:name="T65" style:family="text">
      <style:text-properties officeooo:rsid="0070b3c5"/>
    </style:style>
    <style:style style:name="T66" style:family="text">
      <style:text-properties officeooo:rsid="00720d33"/>
    </style:style>
    <style:style style:name="T67" style:family="text">
      <style:text-properties officeooo:rsid="0073d41d"/>
    </style:style>
    <style:style style:name="T68" style:family="text">
      <style:text-properties officeooo:rsid="00769eac"/>
    </style:style>
    <style:style style:name="T69" style:family="text">
      <style:text-properties officeooo:rsid="00776463"/>
    </style:style>
    <style:style style:name="T70" style:family="text">
      <style:text-properties officeooo:rsid="007f1cb4"/>
    </style:style>
    <style:style style:name="T71" style:family="text">
      <style:text-properties officeooo:rsid="00824178"/>
    </style:style>
    <style:style style:name="T72" style:family="text">
      <style:text-properties officeooo:rsid="00865879"/>
    </style:style>
    <style:style style:name="T73" style:family="text">
      <style:text-properties style:text-underline-style="solid" style:text-underline-type="double" style:text-underline-width="auto" style:text-underline-color="font-color"/>
    </style:style>
    <style:style style:name="T74" style:family="text">
      <style:text-properties officeooo:rsid="00960206"/>
    </style:style>
    <style:style style:name="T75" style:family="text">
      <style:text-properties officeooo:rsid="0096b69f"/>
    </style:style>
    <style:style style:name="T76" style:family="text">
      <style:text-properties officeooo:rsid="0097b7a7"/>
    </style:style>
    <style:style style:name="T77" style:family="text">
      <style:text-properties officeooo:rsid="009efc4d"/>
    </style:style>
    <style:style style:name="T78" style:family="text">
      <style:text-properties fo:color="#a31515" loext:opacity="100%" style:font-name="Cascadia Mono" fo:font-size="9.5pt" style:font-size-asian="9.5pt"/>
    </style:style>
    <style:style style:name="T79" style:family="text">
      <style:text-properties fo:color="#a31515" loext:opacity="100%" style:font-name="Cascadia Mono" fo:font-size="9.5pt" officeooo:rsid="00a1ff68" style:font-size-asian="9.5pt"/>
    </style:style>
    <style:style style:name="T80" style:family="text">
      <style:text-properties fo:color="#a31515" loext:opacity="100%" style:font-name="Cascadia Mono" fo:font-size="9.5pt" fo:language="ru" fo:country="RU" style:font-size-asian="9.5pt"/>
    </style:style>
    <style:style style:name="T81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82" style:family="text">
      <style:text-properties officeooo:rsid="00a9d572"/>
    </style:style>
    <style:style style:name="T83" style:family="text">
      <style:text-properties officeooo:rsid="00b32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55">чистит список в </text:span><text:span text:style-name="T5">attackManager</text:span></text:p>
      <text:p text:style-name="P42"><text:span text:style-name="T5">- </text:span><text:span text:style-name="T56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7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54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44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45">(singleton)</text:span></text:p>
      <text:p text:style-name="P31">Содержит словарь листов <text:span text:style-name="T1">pullobject’</text:span>ов. <text:span text:style-name="T47">Может пополнять список при необходимости.</text:span></text:p>
      <text:p text:style-name="P31"><text:span text:style-name="T46">Содержит</text:span> метод <text:span text:style-name="T1">Instantiate </text:span>из <text:span text:style-name="T1">Pull object loader. </text:span><text:span text:style-name="T46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9"><text:s text:c="2"/></text:span><text:span text:style-name="T52">public</text:span><text:span text:style-name="T49"> GameObject GetObject (PoolObjectType objType) <text:s/>используется, когда, напр, патрону нужно выделить пул. </text:span></text:p>
      <text:p text:style-name="P34"><text:span text:style-name="T49">Когда патрон исчезнет, пул вернется в лис</text:span><text:span text:style-name="T50">т и задизейблится </text:span><text:span text:style-name="T51">( </text:span><text:span text:style-name="T52">public</text:span><text:span text:style-name="T49"> </text:span><text:span text:style-name="T52">void</text:span><text:span text:style-name="T49"> AddObject (PoolObject obj)</text:span><text:span text:style-name="T51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53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8">через таймер</text:span>, даже если игрок не апдейтится.</text:p>
      <text:p text:style-name="P7"/>
      <text:p text:style-name="P7"/>
      <text:h text:style-name="P65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8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66" text:outline-level="1">#19 Assigning Death Animations</text:h>
      <text:p text:style-name="P45">setting up DeathAnimationManager.cs </text:p>
      <text:p text:style-name="P38"><text:span text:style-name="T60"><text:s/></text:span><text:span text:style-name="T59">downloading/importing animations</text:span><text:span text:style-name="T60"> <text:s/></text:span></text:p>
      <text:p text:style-name="P38"><text:span text:style-name="T59">assigning a death animation to body parts</text:span><text:span text:style-name="T60"> <text:s/></text:span></text:p>
      <text:p text:style-name="P38"><text:span text:style-name="T59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61">death animation </text:span><text:soft-page-break/><text:span text:style-name="T61">manager </text:span><text:span text:style-name="T18">будет подсасывать анимации в зависимости от поврежденной часть (</text:span><text:span text:style-name="T61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63">cameramanager</text:span></text:p>
      <text:p text:style-name="P15"/>
      <text:p text:style-name="P17">Cameramanager – <text:span text:style-name="T19">отвечает за переключения камерами через </text:span><text:span text:style-name="T62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65">charactercontrol.playablecharactertyp</text:span><text:span text:style-name="T66">e</text:span><text:span text:style-name="T9">). </text:span><text:span text:style-name="T26">При нажатии левой клавиши п</text:span><text:span text:style-name="T23">ередает данные в </text:span><text:span text:style-name="T67">CharacterSelect</text:span><text:span text:style-name="T23">. </text:span><text:span text:style-name="T29">Меняет значение параметра аниматора </text:span><text:span text:style-name="T71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8">Sriptable object, </text:span><text:span text:style-name="T25">который будет обновлять это данное в </text:span><text:span text:style-name="T69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70">CharacterSelect scene (</text:span><text:span text:style-name="T64">CharacterSelect </text:span><text:span text:style-name="T70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72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72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73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74">cs</text:span> – <text:span text:style-name="T32">проверяет услови</text:span><text:span text:style-name="T37">я</text:span><text:span text:style-name="T32"> для параметра </text:span><text:span text:style-name="T75">Transition indexer </text:span><text:span text:style-name="T32">в аниматоре. Реализовано для </text:span><text:span text:style-name="T75">LedgeGrab</text:span></text:p>
      <text:p text:style-name="P49"/>
      <text:p text:style-name="P49">LedgeChecker.<text:span text:style-name="T76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7">п</text:span><text:span text:style-name="T35">ереключить</text:span><text:span text:style-name="T9"> гравитацию </text:span><text:span text:style-name="T35">в </text:span><text:span text:style-name="T77">RB </text:span><text:span text:style-name="T9">(например после того, как отпускаешь уступ (</text:span>ledgeGrab))</text:p>
      <text:p text:style-name="P51"/>
      <text:p text:style-name="P51"><text:span text:style-name="T78">ToggleBoxCollider – </text:span><text:span text:style-name="T81">вырубаем коллайдер с помозщью </text:span><text:span text:style-name="T79">SO</text:span></text:p>
      <text:p text:style-name="P55"/>
      <text:p text:style-name="P51"><text:span text:style-name="T79">ToggleGravity – </text:span><text:span text:style-name="T81">вырубаем гравитацию с помозью </text:span><text:span text:style-name="T79">SO</text:span></text:p>
      <text:p text:style-name="P55"/>
      <text:p text:style-name="P55"/>
      <text:p text:style-name="P52"><text:span text:style-name="T79"># </text:span><text:span text:style-name="T78">39</text:span></text:p>
      <text:p text:style-name="P56"/>
      <text:p text:style-name="P53"><text:span text:style-name="T78">TeleportOnLedge – </text:span><text:span text:style-name="T80">Так как для первичной реализации </text:span><text:span text:style-name="T78">LedgeGrab </text:span><text:span text:style-name="T80">я использую </text:span><text:span text:style-name="T78">transform.parent, </text:span><text:span text:style-name="T80">решил реализовать телепорт коллайдера к аниматору.</text:span></text:p>
      <text:p text:style-name="P64"/>
      <text:p text:style-name="P64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82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59"/>
      <text:p text:style-name="P61">#51 </text:p>
      <text:p text:style-name="P60"/>
      <text:p text:style-name="P60">checkturbo – <text:span text:style-name="T39">проверка перехода в бег</text:span></text:p>
      <text:p text:style-name="P70"/>
      <text:p text:style-name="P61">#52 </text:p>
      <text:p text:style-name="P61"/>
      <text:p text:style-name="P61">CheckTurboAndMovement – <text:span text:style-name="T40">если один из двух параметров отрицательный, то второй тоже переводится в </text:span><text:span text:style-name="T41">false</text:span></text:p>
      <text:p text:style-name="P61"/>
      <text:p text:style-name="P62">CheckMovement – <text:span text:style-name="T42">проверка что нажато движение либо вправо, либо влево</text:span></text:p>
      <text:p text:style-name="P71"/>
      <text:p text:style-name="P63">CheckRunningTurn – <text:span text:style-name="T43">меняет параметр </text:span><text:span text:style-name="T83">turn</text:span></text:p>
      <text:p text:style-name="P63"/>
      <text:p text:style-name="P68">Turn180.cs – <text:span text:style-name="T9">для поворота</text:span></text:p>
      <text:p text:style-name="P68"/>
      <text:p text:style-name="P69">#53 DisallowEarlyTurn.cs 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3T17:57:18.064000000</dc:date>
    <meta:editing-duration>P9DT15H10M14S</meta:editing-duration>
    <meta:editing-cycles>119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101" meta:word-count="822" meta:character-count="6379" meta:non-whitespace-character-count="5604"/>
  </office:meta>
</office:document-meta>
</file>